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c6a" officeooo:paragraph-rsid="000c9c6a"/>
    </style:style>
    <style:style style:name="P2" style:family="paragraph" style:parent-style-name="Standard">
      <style:text-properties officeooo:rsid="000df302" officeooo:paragraph-rsid="000df302"/>
    </style:style>
    <style:style style:name="P3" style:family="paragraph" style:parent-style-name="Standard">
      <style:text-properties officeooo:rsid="00118b8a" officeooo:paragraph-rsid="00118b8a"/>
    </style:style>
    <style:style style:name="P4" style:family="paragraph" style:parent-style-name="Standard">
      <style:text-properties fo:font-weight="bold" officeooo:rsid="000c9c6a" officeooo:paragraph-rsid="000c9c6a" style:font-weight-asian="bold" style:font-weight-complex="bold"/>
    </style:style>
    <style:style style:name="P5" style:family="paragraph" style:parent-style-name="Standard">
      <style:text-properties fo:font-weight="normal" officeooo:rsid="000c9c6a" officeooo:paragraph-rsid="000c9c6a" style:font-weight-asian="normal" style:font-weight-complex="normal"/>
    </style:style>
    <style:style style:name="P6" style:family="paragraph" style:parent-style-name="Standard">
      <style:text-properties officeooo:rsid="00141f20" officeooo:paragraph-rsid="00141f20"/>
    </style:style>
    <style:style style:name="P7" style:family="paragraph" style:parent-style-name="Standard">
      <style:text-properties style:text-underline-style="solid" style:text-underline-width="auto" style:text-underline-color="font-color" officeooo:rsid="00141f20" officeooo:paragraph-rsid="00141f20"/>
    </style:style>
    <style:style style:name="T1" style:family="text">
      <style:text-properties officeooo:rsid="000df302"/>
    </style:style>
    <style:style style:name="T2" style:family="text">
      <style:text-properties officeooo:rsid="000fcd54"/>
    </style:style>
    <style:style style:name="T3" style:family="text">
      <style:text-properties officeooo:rsid="00118b8a"/>
    </style:style>
    <style:style style:name="T4" style:family="text">
      <style:text-properties officeooo:rsid="0012502f"/>
    </style:style>
    <style:style style:name="T5" style:family="text">
      <style:text-properties officeooo:rsid="0012ed11"/>
    </style:style>
    <style:style style:name="T6" style:family="text">
      <style:text-properties officeooo:rsid="00141f20"/>
    </style:style>
    <style:style style:name="T7" style:family="text">
      <style:text-properties officeooo:rsid="0016e5ec"/>
    </style:style>
    <style:style style:name="T8" style:family="text">
      <style:text-properties officeooo:rsid="001729ef"/>
    </style:style>
    <style:style style:name="T9" style:family="text">
      <style:text-properties officeooo:rsid="0017a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ción</text:p>
      <text:p text:style-name="P5"/>
      <text:p text:style-name="P1">La inmersión de objetos virtuales <text:span text:style-name="T3">en </text:span>nuestro mundo real, <text:span text:style-name="T4">capaz de proporcionar</text:span> una experiencia visual <text:span text:style-name="T1">tal para el usuario, que pueda llegar a pensar que éstos forman parte de su realidad, es uno de los retos que intenta conseguir la Realidad Aumentada (AR).</text:span></text:p>
      <text:p text:style-name="P2"><text:span text:style-name="T2">E</text:span>ste tipo de tecnología, es vista a través de dispositivos tales como HMD’s, lentes, <text:span text:style-name="T2">computadoras, tablets o smartphones, y aunque cada vez surgen mas aplicaciones entorno a estos artefactos, el uso de ellos impide al observador tener una conexión mas real con su mundo, debido a que usualmente dependen <text:s/>de un campo de visión limitado.</text:span></text:p>
      <text:p text:style-name="P3">La Realidad Aumentada Espacial <text:span text:style-name="T6">(SAR)</text:span>, es un nuevo paradigma que <text:span text:style-name="T5">muestra</text:span> <text:span text:style-name="T6">(normalmente mediante </text:span>proyectores <text:span text:style-name="T5">digitales) </text:span>información u objectos virtuales <text:span text:style-name="T5">directamente sobre objetos físicos. Ésto implica no tener que llevar un equipo encima para poder visualizar este tipo de realidad.</text:span></text:p>
      <text:p text:style-name="P6">Microsoft Research <text:span text:style-name="T9">ha sido </text:span>una de las compañías que ha estado a la vanguardia en el desarrollo de esta tecnología, con mas de <text:span text:style-name="T7">4</text:span> proyectos, en los <text:span text:style-name="T8">que</text:span> <text:span text:style-name="T8">incluyen</text:span> interacción <text:s/>y <text:s/>proyección <text:span text:style-name="T7">de objetos </text:span>en superficies irregulares, <text:span text:style-name="T8">intentando </text:span>dar el aspecto real del objeto virtual.</text:p>
      <text:p text:style-name="P6">Aún así, ninguno de los proyectos hasta la fecha, investigados (a excepción de un proyecto de Microsoft “Mano-a-mano”) toma en cuenta la perspectiva de la persona entorno al objeto proyectado <text:span text:style-name="T8">mostrando sus distintos ángulos dependiendo de la posición donde se encuentre el usuario</text:span>, lo cual es de suma importancia para brindar un aspecto mas real de éste en nuestro entorno, y así ver mas información de la que un objeto en 2D pudiese dar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1:04:12.403178122</meta:creation-date>
    <dc:date>2017-04-11T17:04:57.106732302</dc:date>
    <meta:editing-duration>PT13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57" meta:character-count="1598" meta:non-whitespace-character-count="1344"/>
  </office:meta>
</office:document-meta>
</file>